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しかし、いくら待っても救助は来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おかしいですね、あれだけ大きな音が立てば
　一人くらい様子を見に来ても不思議では
　ないの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・・・</text:p>
          </table:table-cell>
          <table:table-cell table:style-name="ce0" office:value-type="string">
            <text:p>Map315</text:p>
          </table:table-cell>
          <table:table-cell table:style-name="ce0"/>
          <table:table-cell table:style-name="ce0" office:value-type="string">
            <text:p>Hmm...</text:p>
          </table:table-cell>
          <table:table-cell table:number-columns-repeated="1020"/>
        </table:table-row>
        <table:table-row>
          <table:table-cell table:style-name="ce0" office:value-type="string">
            <text:p>これらのジェネレーターから出る騒音を
抑えるため、この部屋から廊下にかけて
防音構造になっ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、研究室までは音が届いていない
か、届いていたとしても実験装置の機械音と
間違われたの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だとしたら、いよいよまずいです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このままでは誰にも気付かれない恐れ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かして、誰かをこの部屋へ来るように
仕向けることができ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だ、大丈夫ですか？　このままではルミィさん
　が熱中症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！　そうだ、この際ジェネレーターを停止
　させてしまい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！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...!</text:p>
          </table:table-cell>
          <table:table-cell table:number-columns-repeated="1020"/>
        </table:table-row>
        <table:table-row>
          <table:table-cell table:style-name="ce0" office:value-type="string">
            <text:p>なるほど、そうすれば室温も下がりますし、
同時に全館への電力供給が断たれることに
な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うすれば、ジェネレーターの異常を確認
　するために誰かが来るはずです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　さっそくお願い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は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これできっと助か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人が来るのを待ち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9+02:00</meta:creation-date>
    <dc:date>2020-04-22T20:47:5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